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TableColumn3" style:family="table-column">
      <style:table-column-properties style:column-width="0.6875in" style:use-optimal-column-width="false"/>
    </style:style>
    <style:style style:name="TableColumn4" style:family="table-column">
      <style:table-column-properties style:column-width="0.75in" style:use-optimal-column-width="false"/>
    </style:style>
    <style:style style:name="TableColumn5" style:family="table-column">
      <style:table-column-properties style:column-width="1.1041in" style:use-optimal-column-width="false"/>
    </style:style>
    <style:style style:name="TableColumn6" style:family="table-column">
      <style:table-column-properties style:column-width="4.1506in" style:use-optimal-column-width="false"/>
    </style:style>
    <style:style style:name="Table2" style:family="table">
      <style:table-properties style:width="6.6923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style:style>
    <style:style style:name="TableCell10"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1" style:parent-style-name="TableContents" style:family="paragraph">
      <style:text-properties fo:font-weight="bold" style:font-weight-asian="bold" style:font-weight-complex="bold"/>
    </style:style>
    <style:style style:name="TableCell12" style:family="table-cell">
      <style:table-cell-properties fo:border-top="0.0034in solid #000000" fo:border-left="0.0034in solid #000000" fo:border-bottom="none" fo:border-right="none" style:writing-mode="lr-tb" fo:padding-top="0.0381in" fo:padding-left="0.0381in" fo:padding-bottom="0.0381in" fo:padding-right="0.0381in"/>
    </style:style>
    <style:style style:name="P13" style:parent-style-name="TableContents" style:family="paragraph">
      <style:text-properties fo:font-weight="bold" style:font-weight-asian="bold" style:font-weight-complex="bold"/>
    </style:style>
    <style:style style:name="TableCell14" style:family="table-cell">
      <style:table-cell-properties fo:border-top="0.0034in solid #000000" fo:border-left="0.0034in solid #000000" fo:border-bottom="none" fo:border-right="0.0034in solid #000000"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Row16" style:family="table-row">
      <style:table-row-properties style:use-optimal-row-height="false"/>
    </style:style>
    <style:style style:name="TableCell17"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8"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19"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0"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3"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4" style:family="table-cell">
      <style:table-cell-properties fo:border-top="none" fo:border-left="0.0034in solid #000000" fo:border-bottom="none" fo:border-right="none" style:writing-mode="lr-tb" fo:padding-top="0.0381in" fo:padding-left="0.0381in" fo:padding-bottom="0.0381in" fo:padding-right="0.0381in"/>
    </style:style>
    <style:style style:name="TableCell25" style:family="table-cell">
      <style:table-cell-properties fo:border-top="none" fo:border-left="0.0034in solid #000000" fo:border-bottom="none"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 style:parent-style-name="ContentsHeading" style:family="paragraph">
      <style:paragraph-properties>
        <style:tab-stops>
          <style:tab-stop style:type="right" style:leader-style="dotted" style:leader-text="." style:position="6.5319in"/>
        </style:tab-stops>
      </style:paragraph-properties>
    </style:style>
    <style:style style:name="P32" style:parent-style-name="Titre2" style:family="paragraph">
      <style:paragraph-properties fo:break-before="page"/>
    </style:style>
    <style:style style:name="P33" style:parent-style-name="Titre3" style:family="paragraph">
      <style:text-properties fo:font-size="12pt" style:font-size-asian="12pt" style:font-size-complex="12pt"/>
    </style:style>
    <style:style style:name="P34" style:parent-style-name="Standard" style:family="paragraph">
      <style:paragraph-properties fo:margin-left="0.5in">
        <style:tab-stops/>
      </style:paragraph-properties>
    </style:style>
    <style:style style:name="P35" style:parent-style-name="Standard" style:family="paragraph"/>
    <style:style style:name="P36" style:parent-style-name="Standard" style:family="paragraph"/>
    <style:style style:name="P37" style:parent-style-name="Standard" style:family="paragraph"/>
    <style:style style:name="P38" style:parent-style-name="Standard" style:family="paragraph"/>
    <style:style style:name="P39" style:parent-style-name="Standard" style:family="paragraph"/>
    <style:style style:name="P40" style:parent-style-name="Standard" style:family="paragraph"/>
    <style:style style:name="P41" style:parent-style-name="Standard" style:family="paragraph"/>
    <style:style style:name="P42" style:parent-style-name="Titre3" style:family="paragraph">
      <style:text-properties fo:font-size="12pt" style:font-size-asian="12pt" style:font-size-complex="12pt"/>
    </style:style>
    <style:style style:name="P43" style:parent-style-name="Standard" style:family="paragraph"/>
    <style:style style:name="P44" style:parent-style-name="Standard" style:family="paragraph"/>
    <style:style style:name="P45" style:parent-style-name="Standard" style:family="paragraph"/>
    <style:style style:name="P46" style:parent-style-name="Standard" style:family="paragraph"/>
    <style:style style:name="P47" style:parent-style-name="Titre2" style:family="paragraph">
      <style:paragraph-properties fo:break-before="page"/>
    </style:style>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T61" style:parent-style-name="Policepardéfaut" style:family="text">
      <style:text-properties fo:font-weight="bold" style:font-weight-asian="bold" style:font-weight-complex="bold"/>
    </style:style>
    <style:style style:name="P62" style:parent-style-name="Standard" style:family="paragraph"/>
    <style:style style:name="T63" style:parent-style-name="Policepardéfaut" style:family="text">
      <style:text-properties fo:font-weight="bold" style:font-weight-asian="bold" style:font-weight-complex="bold"/>
    </style:style>
    <style:style style:name="P64" style:parent-style-name="Standard" style:family="paragraph"/>
    <style:style style:name="T65" style:parent-style-name="Policepardéfaut" style:family="text">
      <style:text-properties fo:font-weight="bold" style:font-weight-asian="bold" style:font-weight-complex="bold"/>
    </style:style>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paragraph-properties fo:text-align="justify"/>
    </style:style>
    <style:style style:name="P77" style:parent-style-name="Textbody" style:family="paragraph">
      <style:paragraph-properties fo:text-align="justify"/>
    </style:style>
    <style:style style:name="P78" style:parent-style-name="Textbody" style:family="paragraph">
      <style:paragraph-properties fo:text-align="justify"/>
    </style:style>
    <style:style style:name="P79" style:parent-style-name="Textbody" style:family="paragraph">
      <style:paragraph-properties fo:text-align="justify"/>
    </style:style>
  </office:automatic-styles>
  <office:body>
    <office:text text:use-soft-page-breaks="true">
      <text:p text:style-name="P1">Utilisation de Marmotte</text:p>
      <text:p text:style-name="Standard"/>
      <text:p text:style-name="Standar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Version</text:p>
          </table:table-cell>
          <table:table-cell table:style-name="TableCell10">
            <text:p text:style-name="P11">Date</text:p>
          </table:table-cell>
          <table:table-cell table:style-name="TableCell12">
            <text:p text:style-name="P13">Auteur</text:p>
          </table:table-cell>
          <table:table-cell table:style-name="TableCell14">
            <text:p text:style-name="P15">Description</text:p>
          </table:table-cell>
        </table:table-row>
        <table:table-row table:style-name="TableRow16">
          <table:table-cell table:style-name="TableCell17">
            <text:p text:style-name="TableContents">V1</text:p>
          </table:table-cell>
          <table:table-cell table:style-name="TableCell18">
            <text:p text:style-name="TableContents">20/09/13</text:p>
          </table:table-cell>
          <table:table-cell table:style-name="TableCell19">
            <text:p text:style-name="TableContents">Hugo Gimbert</text:p>
          </table:table-cell>
          <table:table-cell table:style-name="TableCell20">
            <text:p text:style-name="TableContents">Version initiale</text:p>
          </table:table-cell>
        </table:table-row>
        <table:table-row table:style-name="TableRow21">
          <table:table-cell table:style-name="TableCell22">
            <text:p text:style-name="TableContents">V1.1</text:p>
          </table:table-cell>
          <table:table-cell table:style-name="TableCell23">
            <text:p text:style-name="TableContents">26/09/13</text:p>
          </table:table-cell>
          <table:table-cell table:style-name="TableCell24">
            <text:p text:style-name="TableContents">"</text:p>
          </table:table-cell>
          <table:table-cell table:style-name="TableCell25">
            <text:p text:style-name="TableContents">Ajout de la section "prise en main"</text:p>
          </table:table-cell>
        </table:table-row>
        <table:table-row table:style-name="TableRow26">
          <table:table-cell table:style-name="TableCell27">
            <text:p text:style-name="TableContents">V1.2</text:p>
            <text:p text:style-name="TableContents">V1.3</text:p>
            <text:p text:style-name="TableContents">V1.4</text:p>
          </table:table-cell>
          <table:table-cell table:style-name="TableCell28">
            <text:p text:style-name="TableContents">17/01/14</text:p>
            <text:p text:style-name="TableContents">19/11/14</text:p>
            <text:p text:style-name="TableContents">11/02/15</text:p>
          </table:table-cell>
          <table:table-cell table:style-name="TableCell29">
            <text:p text:style-name="TableContents">"</text:p>
            <text:p text:style-name="TableContents">„</text:p>
            <text:p text:style-name="TableContents">„</text:p>
          </table:table-cell>
          <table:table-cell table:style-name="TableCell30">
            <text:p text:style-name="TableContents">Ajout de la section "concours"</text:p>
            <text:p text:style-name="TableContents">Ajouts divers</text:p>
            <text:p text:style-name="TableContents">Signature</text:p>
          </table:table-cell>
        </table:table-row>
      </table:table>
      <text:p text:style-name="Standard"/>
      <text:h text:style-name="Titre2" text:outline-level="2">Préambule</text:h>
      <text:p text:style-name="Standard">Le logiciel Marmotte a pour but de faciliter la vie des sections du comité national en général et de leurs secrétaires scientifiques en particulier. Ce site web permet de gérer tout le cycle de<text:s/>vie des rapports, depuis l'attribution des rapporteurs jusqu'à la génration des pdfs intégralement en ligne. <text:s text:c="63"/></text:p>
      <text:p text:style-name="Standard"><text:s text:c="83"/><text:s text:c="2"/></text:p>
      <text:p text:style-name="Standard">Le logiciel Marmotte a été créé par Hugo Gimbert et Yann Ponty et est mis à disposition des sections du comité national selon les termes de la licence</text:p>
      <text:p text:style-name="Standard">Creative Commons Attribution <text:s/>"Pas d’Utilisation Commerciale - Partage dans les Mêmes Conditions 3.0 France."</text:p>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1">Table des matières</text:p>
          <text:p text:style-name="Contents2">Préambule<text:tab/>1</text:p>
          <text:p text:style-name="Contents2">Installation du site (par le webmaster)<text:tab/>2</text:p>
          <text:p text:style-name="Contents3">1. Déploiement<text:tab/>2</text:p>
          <text:p text:style-name="Contents3">2. Première connexion<text:tab/>2</text:p>
          <text:p text:style-name="Contents2">Configuration initiale (par le secrétaire scientifique)<text:tab/>3</text:p>
          <text:p text:style-name="Contents2">Utilisation de Marmotte<text:tab/>3</text:p>
          <text:p text:style-name="Contents2">1. Fonctions de base<text:tab/>3</text:p>
          <text:p text:style-name="Contents2">2.<text:s/>Importation dans "Marmotte" des liste de rapports du SGCN<text:tab/>3</text:p>
          <text:p text:style-name="Contents2">3. Utilisation du "statut" des rapports:<text:tab/>3</text:p>
          <text:p text:style-name="Contents2">4. Mode "concours"<text:tab/>4</text:p>
        </text:index-body>
      </text:table-of-content>
      <text:p text:style-name="Standard"/>
      <text:h text:style-name="Titre2" text:outline-level="2"/>
      <text:soft-page-break/>
      <text:h text:style-name="P32" text:outline-level="2">Installation du site (par le webmaster)</text:h>
      <text:list text:style-name="LFO1" text:continue-numbering="true">
        <text:list-item>
          <text:p text:style-name="P33">Déploiement</text:p>
        </text:list-item>
      </text:list>
      <text:p text:style-name="P34">Le site a été testé sous Debian/Ubuntu+apache, sous Win7+IIS et sous<text:s/>Win7+apache.</text:p>
      <text:list text:style-name="LFO2" text:continue-numbering="true">
        <text:list-item>
          <text:p text:style-name="P35">Installer apache + php + mysql.</text:p>
        </text:list-item>
        <text:list-item>
          <text:p text:style-name="P36">Installer les paquets php supplémentaires php5-intl, php5-xsl, phpmyadmin, php5-cli sendmail git [php5-apc,php5-suhosin].</text:p>
        </text:list-item>
        <text:list-item>
          <text:p text:style-name="P37">cloner le dépôt<text:s/><text:a xlink:href="https://github.com/Numero7/Marmotte.git" office:target-frame-name="_top" xlink:show="replace">https://github.com/Numero7/Marmotte.git</text:a></text:p>
        </text:list-item>
        <text:list-item>
          <text:p text:style-name="P38">donner les droits d'écriture au service web dans les sous-dossiers csv, config, uploads, reports</text:p>
        </text:list-item>
        <text:list-item>
          <text:p text:style-name="P39">créer un fichier vierge nommé .htpasswd à la racine du site avec droits d'écriture pour le service web</text:p>
        </text:list-item>
        <text:list-item>
          <text:p text:style-name="P40">éditer le fichier "config/configDB.inc.exemple.php", y renseigner les bonnes valeurs permettant de se connecter à la base de données et sauver ce fichier sous le nom "config/configDB.inc.php"</text:p>
        </text:list-item>
        <text:list-item>
          <text:p text:style-name="P41">initialiser la base de données à l'aide du script marmotte.sql</text:p>
        </text:list-item>
      </text:list>
      <text:h text:style-name="P42" text:outline-level="3">2. Première connexion</text:h>
      <text:list text:style-name="LFO3" text:continue-numbering="true">
        <text:list-item>
          <text:p text:style-name="P43">se connecter au site avec le login 'admin' et le mot de passe 'password'</text:p>
        </text:list-item>
        <text:list-item>
          <text:p text:style-name="P44">changer le mot de passe admin (menu admin/utilisateurs)</text:p>
        </text:list-item>
        <text:list-item>
          <text:p text:style-name="P45">créer un compte avec les logins et mot de passe choisi par le secrétaire (menu admin/utilisateurs/crétaion nouveau rapporteur)</text:p>
        </text:list-item>
        <text:list-item>
          <text:p text:style-name="P46">donner au nouveau compte les privilèges de secrétaire (menu admin/utilisateurs/statut des membres)</text:p>
        </text:list-item>
      </text:list>
      <text:h text:style-name="Titre2" text:outline-level="2"/>
      <text:soft-page-break/>
      <text:h text:style-name="P47" text:outline-level="2">Configuration initiale (par le secrétaire scientifique)</text:h>
      <text:list text:style-name="LFO4" text:continue-numbering="true">
        <text:list-item>
          <text:p text:style-name="P48">se connecter au site et cliquer sur Admin</text:p>
        </text:list-item>
        <text:list-item>
          <text:p text:style-name="P49">utiliser le menu "utilisateurs/création nouveau rapporteur" pour ajouter à la base les membres de la section</text:p>
        </text:list-item>
        <text:list-item>
          <text:p text:style-name="P50">donner au président les privilèges de président et au membres du bureau les privilèges de membres du bureau (menu admin/utilisateurs/statut des membres)</text:p>
        </text:list-item>
        <text:list-item>
          <text:p text:style-name="P51">configurer les infos propores à la section (menu<text:s/>admin/configurations)</text:p>
        </text:list-item>
        <text:list-item>
          <text:p text:style-name="P52">demander à son ACN une extraction des labos au format csv et importer la liste des labos dans Marmotte via le menu "Import/Export" sous menu "Ajout et mise à jour des unités"</text:p>
        </text:list-item>
      </text:list>
      <text:p text:style-name="Standard"/>
      <text:h text:style-name="Titre2" text:outline-level="2">Utilisation de Marmotte</text:h>
      <text:h text:style-name="Titre2" text:outline-level="2">1. Fonctions de base</text:h>
      <text:p text:style-name="Textbody">La page d'accueil présente tous les rapports de la sélection en cours.</text:p>
      <text:p text:style-name="Textbody"><text:tab/>Pour afficher uniquement certains types de rapports, cliquer sur les types de rapports dans l'en-tête. Pour filtrer selon des critères plus fins (ex: thématique), utiliser le menu "Filtrage".</text:p>
      <text:p text:style-name="Textbody"><text:tab/>Pour<text:s/>trier les rapports, cliquer sur les entête des colonnes.</text:p>
      <text:p text:style-name="Textbody"><text:tab/>Le menu import/export permet d'importer les listes de rapports du SGCN et d'exporter les rapports, au format pdf par exemple.</text:p>
      <text:h text:style-name="Titre2" text:outline-level="2">2. Importation dans "Marmotte" des liste de rapports du SGCN</text:h>
      <text:p text:style-name="Standard"><text:tab/>Demander<text:s/>à votre ACN des extractions au format csv des listes de rapports à faire. Si elle ne connaît pas la procédure, elle doit se rapprocher de Florence Colombo et Laurent Chazaly. Importer ensuite ces liste de rapports dans Marmotte via le menu "Import/Export".</text:p>
      <text:p text:style-name="Standard"/>
      <text:p text:style-name="Standard"><text:tab/>Vous pouvez également créer de nouveaux rapports un par un en cliquant sur les "+" à côté du type de rapport désiré, en haut de la page d'accueil.</text:p>
      <text:p text:style-name="Standard"/>
      <text:h text:style-name="Titre2" text:outline-level="2">3. Utilisation du "statut" des rapports:</text:h>
      <text:p text:style-name="Textbody"/>
      <text:list text:style-name="LFO5" text:continue-numbering="true">
        <text:list-item>
          <text:p text:style-name="P53">Le statut des rapports sélectionnés peut être modifié par le menu déroulant "Statut" en haut à droite de la page d'accueil.</text:p>
        </text:list-item>
        <text:list-item>
          <text:p text:style-name="P54">Tous les rapports sont visibles par le secrétaire et le président.</text:p>
        </text:list-item>
        <text:list-item>
          <text:p text:style-name="P55">Les membres du bureau peuvent changer les rapporteurs affectés à un rapport.</text:p>
        </text:list-item>
        <text:list-item>
          <text:p text:style-name="P56">Tous les rapports qui n'ont pas le statut "publie"<text:s/>sont editables par le secrétaire et le président.</text:p>
        </text:list-item>
        <text:list-item>
          <text:p text:style-name="P57">Tous les rapports sont visibles par tous les membres de la section excepté pour les rapports avec le statut "vierge" ou "prerapport" et qui ont deux rapporteurs attribués, dans ce cas un rapporteur ne voit<text:s/>pas le prerapport de l'autre rapporteur.</text:p>
        </text:list-item>
        <text:list-item>
          <text:p text:style-name="P58">Tous les rapports avec le statut "vierge", "prerapport" ou "editable" sont éditables par les rapporteurs, ainsi que le secrétaire et le président.</text:p>
        </text:list-item>
        <text:list-item>
          <text:p text:style-name="P59">Statut "audition": spécifique aux concours, les rapporteurs peuvent<text:s/>éditer les champs correspondant au rapport d'audition.</text:p>
        </text:list-item>
      </text:list>
      <text:p text:style-name="Standard"/>
      <text:p text:style-name="Standard">Proposition d'utilisation:</text:p>
      <text:p text:style-name="Standard"/>
      <text:list text:style-name="LFO6" text:continue-numbering="true">
        <text:list-item>
          <text:p text:style-name="P60"><text:span text:style-name="T61">Entre le bureau et la session:</text:span><text:s/>utilisr le statut "vierge" ou "prerapport", les prerapports écrits en double aveugle par les rapporteurs.</text:p>
        </text:list-item>
        <text:list-item>
          <text:p text:style-name="P62"><text:span text:style-name="T63">Pendant la session:</text:span><text:s/>utiliser le<text:s/>mode "rapport". Le secrétaire a la main sur le rapport de la section. Si besoin basculer en mode "editable" pour que les rapporteurs complètent leurs prerapports.</text:p>
        </text:list-item>
        <text:list-item>
          <text:p text:style-name="P64"><text:span text:style-name="T65">Après la session et la relecture/correction par le président:</text:span><text:s/>basculer en mode "publie" et générer les pdf.</text:p>
        </text:list-item>
      </text:list>
      <text:p text:style-name="Standard"/>
      <text:h text:style-name="Titre2" text:outline-level="2">4. Mode "concours"</text:h>
      <text:p text:style-name="Textbody"/>
      <text:p text:style-name="Textbody">Dans le cas où vous voulez avoir les dossiers complets des candidats disponibles dans Marmotte</text:p>
      <text:list text:style-name="LFO7" text:continue-numbering="true">
        <text:list-item>
          <text:p text:style-name="P66">Télécharger les dossiers complets des candidats admis à concourir et dézipper.</text:p>
        </text:list-item>
        <text:list-item>
          <text:p text:style-name="P67">Télécharger les dossiers complets des candidats demandant une équivalence et dézipper.</text:p>
        </text:list-item>
        <text:list-item>
          <text:p text:style-name="P68">Uploader tous les dossiers dans le dossier Dossiers/Concours2014, en demandant à votre webmaster si nécessaire. Le <text:s/>serveur web doit avoir les droits en lecture et le droit de renommer les dossiers.</text:p>
        </text:list-item>
      </text:list>
      <text:p text:style-name="Textbody"/>
      <text:p text:style-name="Textbody">Import des demandes d'équivalence:</text:p>
      <text:list text:style-name="LFO7" text:continue-numbering="true">
        <text:list-item>
          <text:p text:style-name="P69">Demander des listes csv des équivalences à votre assistante SGCN (pas SCC).</text:p>
        </text:list-item>
        <text:list-item>
          <text:p text:style-name="P70">Optionnel mais conseillé: ajouter une colonne "rapporteur" dans les csv et faites l'attribution des rapporteurs directement dans le csv (en complétant la nouvelle colonne "rapporteur" avec les logins marmotte). <text:s/>Attention, il y a des duplications de demandes d'équivalence dans les fichiers csv (plusieurs fois le même candidat et le même grade), à supprimer à la main dans le csv.</text:p>
        </text:list-item>
        <text:list-item>
          <text:p text:style-name="P71">Importez les listes d'équivalence<text:s/>via le menu import/export en choisissant type "Equivalence".</text:p>
        </text:list-item>
      </text:list>
      <text:p text:style-name="P72">Import des candidatures:</text:p>
      <text:h text:style-name="Titre2" text:outline-level="2">5. Gestion des sessions</text:h>
      <text:p text:style-name="P73">Création d'une nouvelle session:</text:p>
      <text:p text:style-name="P74">menu admin -&gt; ajout d'une session</text:p>
      <text:p text:style-name="P75">Il faut également configurer une session par défaut.</text:p>
      <text:h text:style-name="Titre2" text:outline-level="2">6. Configuration</text:h>
      <text:p text:style-name="P76">La signature du président est automatiquement incorporée à la fin des rapports si les conditions suivantes sont réunies:</text:p>
      <text:list text:style-name="LFO9" text:continue-numbering="true">
        <text:list-item>
          <text:p text:style-name="P77">le rapport n'est pas un rapport de concours</text:p>
        </text:list-item>
        <text:list-item>
          <text:p text:style-name="P78">le statut du rapport est "publié"</text:p>
        </text:list-item>
        <text:list-item>
          <text:p text:style-name="P79">le fichier signature a été uploadé via le menu<text:s/>"Administration -&gt; Configuration -&gt; Signature Président".</text:p>
        </text:list-item>
      </text:list>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Andale Sans UI" style:font-name-complex="Tahoma"/>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ompte Microsoft</dc:creator>
    <meta:creation-date>2009-04-16T11:32:00Z</meta:creation-date>
    <dc:date>2015-02-11T11:39:00Z</dc:date>
    <meta:print-date>2015-02-11T11:38:00Z</meta:print-date>
    <meta:template xlink:href="Normal.dotm" xlink:type="simple"/>
    <meta:editing-cycles>52</meta:editing-cycles>
    <meta:editing-duration>PT19320S</meta:editing-duration>
    <meta:user-defined meta:name="Info 1"/>
    <meta:user-defined meta:name="Info 2"/>
    <meta:user-defined meta:name="Info 3"/>
    <meta:user-defined meta:name="Info 4"/>
    <meta:document-statistic meta:page-count="4" meta:paragraph-count="14" meta:word-count="1097" meta:character-count="7122" meta:row-count="50" meta:non-whitespace-character-count="6039"/>
  </office:meta>
</office:document-meta>
</file>